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'Source Serif Pro', serif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2330"/>
    </style:style>
    <style:style style:name="P2" style:family="paragraph" style:parent-style-name="Standard">
      <style:text-properties fo:color="#c9211e"/>
    </style:style>
    <style:style style:name="P3" style:family="paragraph" style:parent-style-name="Standard">
      <style:text-properties officeooo:rsid="0012af2f" officeooo:paragraph-rsid="0012af2f"/>
    </style:style>
    <style:style style:name="P4" style:family="paragraph" style:parent-style-name="Standard">
      <style:text-properties fo:color="#000000" style:font-name="Liberation Serif" fo:font-size="12pt" officeooo:paragraph-rsid="00112330" style:font-size-asian="12pt" style:font-size-complex="12pt"/>
    </style:style>
    <style:style style:name="P5" style:family="paragraph" style:parent-style-name="Text_20_body">
      <style:text-properties officeooo:paragraph-rsid="00112330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17a80a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9" style:family="paragraph" style:parent-style-name="Standard">
      <style:text-properties style:text-underline-style="solid" style:text-underline-type="double" style:text-underline-width="auto" style:text-underline-color="font-color" officeooo:paragraph-rsid="00112330"/>
    </style:style>
    <style:style style:name="T1" style:family="text">
      <style:text-properties officeooo:rsid="00112330"/>
    </style:style>
    <style:style style:name="T2" style:family="text">
      <style:text-properties fo:color="#c9211e"/>
    </style:style>
    <style:style style:name="T3" style:family="text">
      <style:text-properties fo:color="#c9211e" officeooo:rsid="00112330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7a80a" style:font-size-asian="12pt" style:font-size-complex="12pt"/>
    </style:style>
    <style:style style:name="T7" style:family="text">
      <style:text-properties fo:font-variant="normal" fo:text-transform="none" fo:color="#3d464d" style:font-name="Source Serif Pro" fo:font-size="13.5pt" fo:letter-spacing="normal" fo:font-weight="normal" style:font-size-asian="12pt" style:font-size-complex="12pt" loext:padding="0cm" loext:border="none"/>
    </style:style>
    <style:style style:name="T8" style:family="text">
      <style:text-properties fo:font-variant="normal" fo:text-transform="none" fo:color="#3d464d" style:font-name="Source Serif Pro" fo:font-size="13.5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style:font-name="Liberation Serif" fo:letter-spacing="normal"/>
    </style:style>
    <style:style style:name="T10" style:family="text">
      <style:text-properties fo:font-variant="normal" fo:text-transform="none" style:font-name="Liberation Serif" fo:letter-spacing="normal" fo:font-style="normal" fo:font-weight="normal"/>
    </style:style>
    <style:style style:name="T11" style:family="text">
      <style:text-properties fo:font-variant="normal" fo:text-transform="none" style:font-name="Liberation Serif" fo:letter-spacing="normal" fo:font-style="normal" fo:font-weight="normal" loext:padding="0cm" loext:border="none"/>
    </style:style>
    <style:style style:name="T12" style:family="text">
      <style:text-properties style:font-name="Liberation Serif" fo:letter-spacing="normal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rvlet Comandos </text:p>
      <text:p text:style-name="Standard"/>
      <text:p text:style-name="P3">Os servlets fazem parte da camada de Controller, nos Controller tem as Action/acão são “extesões” do controlador central</text:p>
      <text:p text:style-name="Standard"/>
      <text:p text:style-name="P1"><text:span text:style-name="T2">public Nome da Classe(){</text:span> </text:p>
      <text:p text:style-name="P1"/>
      <text:p text:style-name="P1"><text:span text:style-name="T1">A</text:span> classe é instanciada somente uma vez e o tomcat o reproduz <text:span text:style-name="T1">quando a pagina ou servico é requisitado</text:span>, tudo colocado dentro do construtor é feito assim que instanciada <text:s/></text:p>
      <text:p text:style-name="Standard"/>
      <text:p text:style-name="P2">protected void doPost(HttpServletRequest request, HttpServletResponse response) throws ServletException, IOException {</text:p>
      <text:p text:style-name="Standard"/>
      <text:p text:style-name="Standard">pode ser doPost, doGet ou service, post serve para alterar ou criar recursos, e get serve para acessar recursos.</text:p>
      <text:p text:style-name="Standard"/>
      <text:p text:style-name="P1"><text:span text:style-name="T2">System.out.println(“</text:span><text:span text:style-name="T3">rodou”</text:span><text:span text:style-name="T2">);</text:span> </text:p>
      <text:p text:style-name="P9"/>
      <text:p text:style-name="P1">aparece no console</text:p>
      <text:p text:style-name="Standard"/>
      <text:p text:style-name="P1"><text:span text:style-name="T2">request.getParameter("nome do parametro");</text:span> </text:p>
      <text:p text:style-name="P1"/>
      <text:p text:style-name="P1">pega o parametro recebido pela requisicão</text:p>
      <text:p text:style-name="Standard"/>
      <text:p text:style-name="P1"><text:span text:style-name="T2">request.setAttribute("Criar um nome para o atributo", "valor do atributo");</text:span> </text:p>
      <text:p text:style-name="P1"/>
      <text:p text:style-name="P1">seta um atributo para ser passado para a proxima pagina</text:p>
      <text:p text:style-name="Standard"/>
      <text:p text:style-name="P1"><text:span text:style-name="T2">RequestDispatcher rd = request.getRequestDispatcher("/listaEmpresas.jsp");</text:span> </text:p>
      <text:p text:style-name="P1"/>
      <text:p text:style-name="P1"><text:span text:style-name="T1">D</text:span>efine uma rota para a requisicão seguir</text:p>
      <text:p text:style-name="Standard"/>
      <text:p text:style-name="P1"><text:span text:style-name="T2">rd.forward(request, response);</text:span> </text:p>
      <text:p text:style-name="P1"/>
      <text:p text:style-name="P1">rd seria o RequestDispatcher essa acão passa pra frente a requisicão</text:p>
      <text:p text:style-name="Standard"/>
      <text:p text:style-name="P1"><text:span text:style-name="T2">response.sendRedirect("</text:span><text:span text:style-name="T3">listaEmpresas</text:span><text:span text:style-name="T2">");</text:span> </text:p>
      <text:p text:style-name="P1"/>
      <text:p text:style-name="P1">redireciona para outra pagina, <text:span text:style-name="T1">nome da pagina dentro das aspas </text:span></text:p>
      <text:p text:style-name="P1"/>
      <text:p text:style-name="P5"><text:span text:style-name="Strong_20_Emphasis"><text:span text:style-name="T5">Forward:</text:span></text:span><text:span text:style-name="T4"> Se traduzir o nome para o português significa </text:span><text:span text:style-name="Emphasis"><text:span text:style-name="T5">encaminhar</text:span></text:span><text:span text:style-name="T4">. Ou seja, ele vai </text:span><text:span text:style-name="Strong_20_Emphasis"><text:span text:style-name="T5">reenviar</text:span></text:span><text:span text:style-name="T4"> a última requisição feita quando você pedir para atualizar a página.</text:span></text:p>
      <text:p text:style-name="P6"><text:span text:style-name="Strong_20_Emphasis"><text:span text:style-name="T5">Redirect:</text:span></text:span><text:span text:style-name="T4"> Novamente, traduzindo seria </text:span><text:span text:style-name="Emphasis"><text:span text:style-name="T5">redirecionar</text:span></text:span><text:span text:style-name="T4">. Ou seja, ele vai </text:span><text:span text:style-name="Strong_20_Emphasis"><text:span text:style-name="T5">descartar</text:span></text:span><text:span text:style-name="T4"> qualquer requisição feita anteriormente e fazer uma nova para aquele endereço.</text:span></text:p>
      <text:p text:style-name="P8"/>
      <text:p text:style-name="P7"><text:span text:style-name="T6">Para redirect e forward existe uma regrinha </text:span><text:span text:style-name="Emphasis"><text:span text:style-name="T7">always redirect after post"</text:span></text:span><text:span text:style-name="T8">.</text:span><text:span text:style-name="T6"> Ou seja depois de uma requisicão post precisamos lancar um redirect </text:span></text:p>
      <text:p text:style-name="P4"/>
      <text:p text:style-name="P4"><text:span text:style-name="T10">Por esses motivos acima que só usamos </text:span><text:span text:style-name="Emphasis"><text:span text:style-name="T12">Forward</text:span></text:span><text:span text:style-name="T9"> </text:span><text:span text:style-name="T10">quando navegamos entre as págins (ou seja, quando usamos método GET do HTTP) e </text:span><text:span text:style-name="Strong_20_Emphasis"><text:span text:style-name="T11">devemos</text:span></text:span><text:span text:style-name="T9"> </text:span><text:span text:style-name="T10">usar </text:span><text:span text:style-name="Emphasis"><text:span text:style-name="T12">Redirect</text:span></text:span><text:span text:style-name="T9"> </text:span><text:span text:style-name="T10">após uma manutenção de dados (salvar, atualizar ou excluir algo que são os métodos POST, PUT e DELETE do HTTP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'Source Serif Pro', serif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5T17:11:27.331024376</meta:creation-date>
    <dc:date>2022-04-22T01:27:08.954257159</dc:date>
    <meta:editing-duration>PT7H12M47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263" meta:character-count="1857" meta:non-whitespace-character-count="1604"/>
  </office:meta>
</office:document-meta>
</file>